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bbc.co.uk/food/collections/mary_berrys_easy_salads</text:p>
          </table:table-cell>
          <table:table-cell/>
          <table:table-cell office:value-type="string" calcext:value-type="string">
            <text:p>https://www.bbc.co.uk/food/recipes/beefstroganoffwithsa_89439</text:p>
          </table:table-cell>
          <table:table-cell/>
          <table:table-cell office:value-type="string" calcext:value-type="string">
            <text:p>https://www.bbc.co.uk/food/recipes/harissa_lamb_with_92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bbc.co.uk/food/recipes/mango_pie_18053</text:p>
          </table:table-cell>
          <table:table-cell/>
          <table:table-cell office:value-type="string" calcext:value-type="string">
            <text:p>https://www.bbc.co.uk/food/recipes/mushroom_soup_03841</text:p>
          </table:table-cell>
          <table:table-cell/>
          <table:table-cell office:value-type="string" calcext:value-type="string">
            <text:p>https://www.bbc.co.uk/food/recipes/tray-baked_eggs_36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ww.bbc.co.uk/food/recipes/greeksalad_13055</text:p>
          </table:table-cell>
          <table:table-cell/>
          <table:table-cell office:value-type="string" calcext:value-type="string">
            <text:p>https://www.epicurious.com/recipes/food/views/charred-sweet-potatoes-with-hot-honey-butter-and-lime</text:p>
          </table:table-cell>
          <table:table-cell/>
          <table:table-cell office:value-type="string" calcext:value-type="string">
            <text:p>https://www.bbc.co.uk/food/recipes/chicken_alfredo_55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bbc.co.uk/food/recipes/cucumberandmintraita_67787</text:p>
          </table:table-cell>
          <table:table-cell/>
          <table:table-cell office:value-type="string" calcext:value-type="string">
            <text:p>https://www.epicurious.com/recipes/food/views/warm-winter-vegetable-salad-with-halloumi</text:p>
          </table:table-cell>
          <table:table-cell/>
          <table:table-cell office:value-type="string" calcext:value-type="string">
            <text:p>https://www.bbc.co.uk/food/recipes/homemade_falafels_with_30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bbc.co.uk/food/recipes/mushroom_wild_rice_salad_47495</text:p>
          </table:table-cell>
          <table:table-cell/>
          <table:table-cell office:value-type="string" calcext:value-type="string">
            <text:p>https://www.bbc.co.uk/food/recipes/bangers_and_mash_86083</text:p>
          </table:table-cell>
          <table:table-cell/>
          <table:table-cell office:value-type="string" calcext:value-type="string">
            <text:p>https://www.bbc.co.uk/food/recipes/ham_egg_and_spinach_71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bbc.co.uk/food/recipes/freshmangosorbet_86116</text:p>
          </table:table-cell>
          <table:table-cell/>
          <table:table-cell office:value-type="string" calcext:value-type="string">
            <text:p>https://www.epicurious.com/recipes/food/views/old-fashioned-chicken-noodle-soup-5748</text:p>
          </table:table-cell>
          <table:table-cell/>
          <table:table-cell office:value-type="string" calcext:value-type="string">
            <text:p>https://www.epicurious.com/recipes/food/views/easy-fried-rice-with-chicken-and-broccolin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bbc.co.uk/food/recipes/totally_tropical_eton_10141</text:p>
          </table:table-cell>
          <table:table-cell/>
          <table:table-cell office:value-type="string" calcext:value-type="string">
            <text:p>https://www.epicurious.com/recipes/food/views/kuksi-noodles-with-chilled-tomato-broth</text:p>
          </table:table-cell>
          <table:table-cell/>
          <table:table-cell office:value-type="string" calcext:value-type="string">
            <text:p>https://www.bbc.co.uk/food/recipes/buckwheat_pancakes_with_04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.uk/food/recipes/rawsalsa_81423</text:p>
          </table:table-cell>
          <table:table-cell/>
          <table:table-cell office:value-type="string" calcext:value-type="string">
            <text:p>https://www.bbc.co.uk/food/recipes/warm_winter_salad_01455</text:p>
          </table:table-cell>
          <table:table-cell/>
          <table:table-cell office:value-type="string" calcext:value-type="string">
            <text:p>https://www.epicurious.com/recipes/food/views/salmon-rice-bowl-with-hot-sauce-vinaigrette-and-pickled-ve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bbc.co.uk/food/recipes/rose_raspberry_and_51644</text:p>
          </table:table-cell>
          <table:table-cell/>
          <table:table-cell office:value-type="string" calcext:value-type="string">
            <text:p>https://www.bbc.co.uk/food/recipes/golden_egg_curry_00708</text:p>
          </table:table-cell>
          <table:table-cell/>
          <table:table-cell office:value-type="string" calcext:value-type="string">
            <text:p>https://www.epicurious.com/recipes/food/views/salmon-rice-bowls-with-coconut-ginger-brot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bc.co.uk/food/recipes/chilled_fresh_fruit_03931</text:p>
          </table:table-cell>
          <table:table-cell/>
          <table:table-cell office:value-type="string" calcext:value-type="string">
            <text:p>https://www.bbc.co.uk/food/recipes/chicken_quesadillas_14275</text:p>
          </table:table-cell>
          <table:table-cell/>
          <table:table-cell office:value-type="string" calcext:value-type="string">
            <text:p>https://www.bbc.co.uk/food/recipes/sageonionstuffing_35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bbc.co.uk/food/recipes/crispy_duck_salad_03934</text:p>
          </table:table-cell>
          <table:table-cell/>
          <table:table-cell office:value-type="string" calcext:value-type="string">
            <text:p>https://www.epicurious.com/recipes/food/views/tomato-salad-with-warm-basil-dressing</text:p>
          </table:table-cell>
          <table:table-cell/>
          <table:table-cell office:value-type="string" calcext:value-type="string">
            <text:p>https://www.epicurious.com/recipes/food/views/salmon-and-bok-choy-green-coconut-cur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bbc.co.uk/food/recipes/veggie_paella_29921</text:p>
          </table:table-cell>
          <table:table-cell/>
          <table:table-cell office:value-type="string" calcext:value-type="string">
            <text:p>https://www.bbc.co.uk/food/recipes/red_lentil_squash_and_72513</text:p>
          </table:table-cell>
          <table:table-cell/>
          <table:table-cell office:value-type="string" calcext:value-type="string">
            <text:p>https://www.bbc.co.uk/food/recipes/sweet_pepper_omelette_369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bbc.co.uk/food/recipes/pesto_lemon_chicken_88391</text:p>
          </table:table-cell>
          <table:table-cell/>
          <table:table-cell office:value-type="string" calcext:value-type="string">
            <text:p>https://www.epicurious.com/recipes/food/views/roasted-brussels-sprouts-with-warm-honey-glaze</text:p>
          </table:table-cell>
          <table:table-cell/>
          <table:table-cell office:value-type="string" calcext:value-type="string">
            <text:p>https://www.bbc.co.uk/food/recipes/veggie_korma_naan_16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bbc.co.uk/food/recipes/sticky_chicken_and_13331</text:p>
          </table:table-cell>
          <table:table-cell/>
          <table:table-cell office:value-type="string" calcext:value-type="string">
            <text:p>https://www.epicurious.com/recipes/food/views/warm-spiced-saucy-lamb-stew</text:p>
          </table:table-cell>
          <table:table-cell/>
          <table:table-cell office:value-type="string" calcext:value-type="string">
            <text:p>https://www.epicurious.com/recipes/food/views/broiled-salmon-with-scallions-and-sesa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bbc.co.uk/food/recipes/lemon_and_mixed_berry_70856</text:p>
          </table:table-cell>
          <table:table-cell/>
          <table:table-cell office:value-type="string" calcext:value-type="string">
            <text:p>https://www.epicurious.com/recipes/food/views/winter-squash-frittata</text:p>
          </table:table-cell>
          <table:table-cell/>
          <table:table-cell office:value-type="string" calcext:value-type="string">
            <text:p>https://www.bbc.co.uk/food/recipes/southernindianmixedv_865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bbc.co.uk/food/recipes/porridge_with_berries_50767</text:p>
          </table:table-cell>
          <table:table-cell/>
          <table:table-cell office:value-type="string" calcext:value-type="string">
            <text:p>https://www.epicurious.com/recipes/food/views/mussels-with-chorizo-and-tomatoes-on-toast</text:p>
          </table:table-cell>
          <table:table-cell/>
          <table:table-cell office:value-type="string" calcext:value-type="string">
            <text:p>https://www.epicurious.com/recipes/food/views/salad-pas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bbc.co.uk/food/recipes/eton_mess_57705</text:p>
          </table:table-cell>
          <table:table-cell/>
          <table:table-cell office:value-type="string" calcext:value-type="string">
            <text:p>https://www.bbc.co.uk/food/recipes/slow_roast_leg_of_lamb_85170</text:p>
          </table:table-cell>
          <table:table-cell/>
          <table:table-cell office:value-type="string" calcext:value-type="string">
            <text:p>https://www.bbc.co.uk/food/recipes/lighter_thai_green_678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bbc.co.uk/food/recipes/fruity_yoghurt_jellies_38771</text:p>
          </table:table-cell>
          <table:table-cell/>
          <table:table-cell office:value-type="string" calcext:value-type="string">
            <text:p>https://www.bbc.co.uk/food/recipes/filletsteakwithmorel_89193</text:p>
          </table:table-cell>
          <table:table-cell/>
          <table:table-cell office:value-type="string" calcext:value-type="string">
            <text:p>https://www.bbc.co.uk/food/recipes/sweet_potato_soup_628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bbc.co.uk/food/recipes/porridge_with_berries_50767</text:p>
          </table:table-cell>
          <table:table-cell/>
          <table:table-cell office:value-type="string" calcext:value-type="string">
            <text:p>https://www.bbc.co.uk/food/recipes/roast_parsnip_and_79879</text:p>
          </table:table-cell>
          <table:table-cell/>
          <table:table-cell office:value-type="string" calcext:value-type="string">
            <text:p>https://www.bbc.co.uk/food/recipes/spinachaubergineandc_880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bbc.co.uk/food/recipes/mixed_bean_salad_89055</text:p>
          </table:table-cell>
          <table:table-cell/>
          <table:table-cell office:value-type="string" calcext:value-type="string">
            <text:p>https://www.bbc.co.uk/food/recipes/pan-fried_balsamic_pear_35881</text:p>
          </table:table-cell>
          <table:table-cell/>
          <table:table-cell office:value-type="string" calcext:value-type="string">
            <text:p>https://www.bbc.co.uk/food/recipes/saag_aloo_with_roasted_953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bbc.co.uk/food/recipes/fattoush_86811</text:p>
          </table:table-cell>
          <table:table-cell/>
          <table:table-cell office:value-type="string" calcext:value-type="string">
            <text:p>https://www.bbc.co.uk/food/recipes/mushroom_purses_97982</text:p>
          </table:table-cell>
          <table:table-cell/>
          <table:table-cell office:value-type="string" calcext:value-type="string">
            <text:p>https://www.bbc.co.uk/food/recipes/basicpancakeswithsuga_662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epicurious.com/recipes/food/views/watermelon-chia-smoothie-strawberries-cauliflower-quick-breakfast-catherine-mccord</text:p>
          </table:table-cell>
          <table:table-cell/>
          <table:table-cell office:value-type="string" calcext:value-type="string">
            <text:p>https://www.bbc.co.uk/food/recipes/beef_biriyani_96108</text:p>
          </table:table-cell>
          <table:table-cell/>
          <table:table-cell office:value-type="string" calcext:value-type="string">
            <text:p>https://www.bbc.co.uk/food/recipes/chicken_pho_97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bbc.co.uk/food/recipes/light_n_low_pancakes_98483</text:p>
          </table:table-cell>
          <table:table-cell/>
          <table:table-cell office:value-type="string" calcext:value-type="string">
            <text:p>https://www.bbc.co.uk/food/recipes/winter_vegetable_soup_24185</text:p>
          </table:table-cell>
          <table:table-cell/>
          <table:table-cell office:value-type="string" calcext:value-type="string">
            <text:p>https://www.bbc.co.uk/food/recipes/intense_chocolate_pots_39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bbc.co.uk/food/recipes/sparklingjelly_71535</text:p>
          </table:table-cell>
          <table:table-cell/>
          <table:table-cell office:value-type="string" calcext:value-type="string">
            <text:p>https://www.bbc.co.uk/food/recipes/roasted_aubergine_with_99135</text:p>
          </table:table-cell>
          <table:table-cell/>
          <table:table-cell office:value-type="string" calcext:value-type="string">
            <text:p>https://www.bbc.co.uk/food/recipes/spicy_autumn_squash_stew_646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bbc.co.uk/food/recipes/banana_cocoa_crunch_06267</text:p>
          </table:table-cell>
          <table:table-cell/>
          <table:table-cell office:value-type="string" calcext:value-type="string">
            <text:p>https://www.epicurious.com/recipes/food/views/cheesy-hand-pies</text:p>
          </table:table-cell>
          <table:table-cell/>
          <table:table-cell office:value-type="string" calcext:value-type="string">
            <text:p>https://www.bbc.co.uk/food/recipes/drop_scones_38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bbc.co.uk/food/recipes/smoothie_29786</text:p>
          </table:table-cell>
          <table:table-cell/>
          <table:table-cell office:value-type="string" calcext:value-type="string">
            <text:p>https://www.epicurious.com/recipes/food/views/charred-sweet-potatoes-with-hot-honey-butter-and-lime</text:p>
          </table:table-cell>
          <table:table-cell/>
          <table:table-cell office:value-type="string" calcext:value-type="string">
            <text:p>https://www.bbc.co.uk/food/recipes/banana_and_maple_syrup_03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bbc.co.uk/food/recipes/lokanta_stew_91668</text:p>
          </table:table-cell>
          <table:table-cell/>
          <table:table-cell office:value-type="string" calcext:value-type="string">
            <text:p>https://www.bbc.co.uk/food/recipes/viennese_gulasch_96419</text:p>
          </table:table-cell>
          <table:table-cell/>
          <table:table-cell office:value-type="string" calcext:value-type="string">
            <text:p>https://www.bbc.co.uk/food/recipes/cherry_bakewell_cupcakes_24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0:52:03.824253586</meta:creation-date>
    <dc:date>2020-02-25T22:03:05.307629529</dc:date>
    <meta:editing-duration>PT7M</meta:editing-duration>
    <meta:editing-cycles>1</meta:editing-cycles>
    <meta:document-statistic meta:table-count="1" meta:cell-count="111" meta:object-count="0"/>
    <meta:generator>LibreOffice/5.3.6.1$Linux_X86_64 LibreOffice_project/30$Build-1</meta:generator>
  </office:meta>
</office:document-meta>
</file>